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onotype Corsiva" svg:font-family="'Monotype Corsiva'" style:font-family-generic="script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paragraph-rsid="00015fad"/>
    </style:style>
    <style:style style:name="P2" style:family="paragraph" style:parent-style-name="Heading_20_1">
      <style:text-properties officeooo:rsid="00015fad" officeooo:paragraph-rsid="00015fad"/>
    </style:style>
    <style:style style:name="P3" style:family="paragraph" style:parent-style-name="Heading_20_1" style:list-style-name="">
      <style:text-properties officeooo:paragraph-rsid="00015fad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Standard">
      <style:text-properties officeooo:rsid="00015fad" officeooo:paragraph-rsid="00015fad"/>
    </style:style>
    <style:style style:name="P6" style:family="paragraph" style:parent-style-name="Standard">
      <style:text-properties officeooo:rsid="00015fad" officeooo:paragraph-rsid="0002ea61"/>
    </style:style>
    <style:style style:name="P7" style:family="paragraph" style:parent-style-name="Text_20_body">
      <style:text-properties officeooo:rsid="0002ea61" officeooo:paragraph-rsid="0002ea61"/>
    </style:style>
    <style:style style:name="P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/>
      <style:text-properties style:font-name="Liberation Mono" fo:font-size="8pt" officeooo:rsid="0002ea61" officeooo:paragraph-rsid="0002ea61" style:font-size-asian="8pt" style:font-size-complex="8pt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/>
      <style:text-properties style:font-name="Liberation Mono" fo:font-size="8pt" officeooo:rsid="00042d8d" officeooo:paragraph-rsid="00042d8d" style:font-size-asian="8pt" style:font-size-complex="8pt"/>
    </style:style>
    <style:style style:name="P10" style:family="paragraph" style:parent-style-name="Text_20_body">
      <style:text-properties officeooo:rsid="00042d8d" officeooo:paragraph-rsid="00042d8d"/>
    </style:style>
    <style:style style:name="P11" style:family="paragraph" style:parent-style-name="Text_20_body">
      <style:text-properties officeooo:rsid="00042d8d" officeooo:paragraph-rsid="00052d94"/>
    </style:style>
    <style:style style:name="P12" style:family="paragraph" style:parent-style-name="Text_20_body">
      <style:text-properties officeooo:rsid="00052d94" officeooo:paragraph-rsid="00052d94"/>
    </style:style>
    <style:style style:name="T1" style:family="text">
      <style:text-properties officeooo:rsid="00015fad"/>
    </style:style>
    <style:style style:name="T2" style:family="text">
      <style:text-properties officeooo:rsid="0002ea61"/>
    </style:style>
    <style:style style:name="T3" style:family="text">
      <style:text-properties officeooo:rsid="00052d94"/>
    </style:style>
    <style:style style:name="T4" style:family="text">
      <style:text-properties officeooo:rsid="00067b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TEORÍA <text:span text:style-name="T2">(2 puntos)</text:span></text:h>
      <text:p text:style-name="P7">1. ¿Cuando un documento XML está bien formado y cuándo es válido? Pon un pequeño ejemplo de cada</text:p>
      <text:p text:style-name="P7"/>
      <text:p text:style-name="P7">2. ¿Qué ventajas tienen los esquemas XML?</text:p>
      <text:p text:style-name="P7"/>
      <text:p text:style-name="P7"/>
      <text:p text:style-name="P7">3. ¿Qué dos sintaxis tiene RelaxNG? ¿Cuál es su ventaja frente a XML Schema? ¿Cuál es su inconveniente?</text:p>
      <text:p text:style-name="P7"><text:tab/></text:p>
      <text:h text:style-name="P3" text:outline-level="1"/>
      <text:h text:style-name="P1" text:outline-level="1">DTD - <text:span text:style-name="T1">Ejercicio de contactos (2 puntos)</text:span></text:h>
      <text:p text:style-name="P5">Crea un XML y un DTD que cumpla los siguientes requisitos:</text:p>
      <text:p text:style-name="P5"/>
      <text:p text:style-name="P5"/>
      <text:p text:style-name="P5">A) Tenga un elemento raiz paxinaaxenda, que contenga tres elementos nombre, empresa y teléfono. <text:span text:style-name="T2">Muestra distintas formas de enlazar entre el XML y el DTD.</text:span></text:p>
      <text:p text:style-name="P5"/>
      <text:p text:style-name="P5"/>
      <text:p text:style-name="P5"/>
      <text:p text:style-name="P5">B) Partiendo del anterior, crea una agenda que el elemeno raiz sea axenda, y que:</text:p>
      <text:p text:style-name="P5"/>
      <text:p text:style-name="P5">B.1) paxinaaxenda <text:span text:style-name="T2">(con los mismos requisitos que en el apartado A)</text:span> est<text:span text:style-name="T2">é</text:span> 0 o más veces</text:p>
      <text:p text:style-name="P5"/>
      <text:p text:style-name="P6">B.2) paxinaaxenda <text:span text:style-name="T2">(con los mismos requisitos que en el apartado A) </text:span>esté 1 o más veces </text:p>
      <text:p text:style-name="P5"/>
      <text:p text:style-name="P5"/>
      <text:h text:style-name="Heading_20_1" text:outline-level="1">DTD – Ejercicio de aeropuerto (1 punto)</text:h>
      <text:p text:style-name="P7">Tienes este enunciado</text:p>
      <text:p text:style-name="P8">&lt;?xml version="1.0" encoding="UTF-8"?&gt;</text:p>
      <text:p text:style-name="P8">&lt;!DOCTYPE aeropuertos [</text:p>
      <text:p text:style-name="P8"><text:s text:c="2"/>&lt;!ELEMENT aeroportos (aeroporto*)&gt;</text:p>
      <text:p text:style-name="P8"><text:s text:c="2"/>&lt;!ELEMENT aeroporto (nome, pechado)&gt;</text:p>
      <text:p text:style-name="P8"><text:s text:c="2"/>&lt;!ELEMENT nome (#PCDATA)&gt;</text:p>
      <text:p text:style-name="P8"><text:s text:c="2"/>&lt;!ELEMENT pechado (#PCDATA)&gt;</text:p>
      <text:p text:style-name="P8">]&gt;</text:p>
      <text:p text:style-name="P8"/>
      <text:p text:style-name="P8">&lt;aeroportos&gt;</text:p>
      <text:p text:style-name="P8"><text:s text:c="2"/>&lt;aeroporto&gt;</text:p>
      <text:p text:style-name="P8"><text:s text:c="4"/>&lt;nome&gt;Lavacolla (SCQ)&lt;/nome&gt;</text:p>
      <text:p text:style-name="P8"><text:s text:c="2"/>&lt;/aeroporto&gt;</text:p>
      <text:p text:style-name="P8"><text:s text:c="2"/>&lt;aeroporto&gt;</text:p>
      <text:p text:style-name="P8"><text:s text:c="4"/>&lt;nome&gt;Alvedro (LCG)&lt;/nome&gt;</text:p>
      <text:p text:style-name="P8"><text:s text:c="4"/>&lt;pechado /&gt;</text:p>
      <text:p text:style-name="P8"><text:s/>&lt;/aeroporto&gt;</text:p>
      <text:p text:style-name="P8">&lt;/aeroportos&gt;</text:p>
      <text:p text:style-name="P7"/>
      <text:p text:style-name="P7">¿Está bien formado el XML?</text:p>
      <text:p text:style-name="P7">¿Se valida <text:span text:style-name="T3">correctamente</text:span>?</text:p>
      <text:p text:style-name="P7">De no ser así, y suponiendo el XML correcto, haz el cambio necesario para que se pueda validar.</text:p>
      <text:p text:style-name="P7"/>
      <text:h text:style-name="P4" text:outline-level="1">XML Schema <text:span text:style-name="T4">(5 puntos)</text:span></text:h>
      <text:p text:style-name="P10">Tienes este XML:</text:p>
      <text:p text:style-name="P9">&lt;?xml version="1.0" encoding="utf-8" ?&gt;</text:p>
      <text:p text:style-name="P9">&lt;correo&gt;</text:p>
      <text:p text:style-name="P9"><text:s text:c="2"/>&lt;data&gt;</text:p>
      <text:p text:style-name="P9"><text:s text:c="2"/><text:tab/>&lt;ano&gt;1983&lt;/ano&gt;</text:p>
      <text:p text:style-name="P9"><text:s text:c="2"/><text:tab/>&lt;mes&gt;Xaneiro&lt;/mes&gt;</text:p>
      <text:p text:style-name="P9"><text:s text:c="2"/><text:tab/>&lt;dia&gt;31&lt;/dia&gt;</text:p>
      <text:p text:style-name="P9"><text:s text:c="2"/>&lt;/data&gt;</text:p>
      <text:p text:style-name="P9"><text:s text:c="2"/>&lt;a&gt;Tove&lt;/a&gt;</text:p>
      <text:p text:style-name="P9"><text:s text:c="2"/>&lt;a&gt;Wally&lt;/a&gt;</text:p>
      <text:p text:style-name="P9"><text:s text:c="2"/>&lt;de&gt;Jani&lt;/de&gt;</text:p>
      <text:p text:style-name="P9"><text:s text:c="2"/>&lt;asunto&gt;Reminder&lt;/asunto&gt;</text:p>
      <text:p text:style-name="P9"><text:s text:c="2"/>&lt;corpo lingua="galego"&gt;Cambiar XML Schema por DTD es como cambiar un ferrari por un twingo&lt;/corpo&gt;</text:p>
      <text:p text:style-name="P9">&lt;/correo&gt;</text:p>
      <text:p text:style-name="P10"/>
      <text:p text:style-name="P10">Crea un esquema XSD que lo valide. Debe cumplir además:</text:p>
      <text:p text:style-name="P10">* <text:span text:style-name="T3">el elemento ano de data es un entero</text:span></text:p>
      <text:p text:style-name="P10">* el <text:span text:style-name="T3">elemento </text:span>mes de data es un string</text:p>
      <text:p text:style-name="P10">* el <text:span text:style-name="T3">elemento </text:span>día de data es un entero que puede tomar valor hasta 31</text:p>
      <text:p text:style-name="P11">* el <text:span text:style-name="T3">elemento</text:span> a puede aparecer un número ilimitado de veces</text:p>
      <text:p text:style-name="P11">* <text:span text:style-name="T3">el elemento de puede aparecer una sola vez</text:span></text:p>
      <text:p text:style-name="P11">* el atributo lingua es un string, , que puede contener los valores <text:span text:style-name="T3">galego y castelán</text:span></text:p>
      <text:p text:style-name="P10">* <text:span text:style-name="T3">el atributo corpo es opcional</text:span></text:p>
      <text:p text:style-name="P12">Todo lo no descrito, lo puedes implementar como dese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onotype Corsiva" svg:font-family="'Monotype Corsiva'" style:font-family-generic="script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015fad" officeooo:paragraph-rsid="00015fa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Simulacro Examen LMSXI – DTD e XML Schema<text:tab/><text:tab/><text:tab/><text:tab/><text:tab/>24.01.2023</text:p>
      </style:header>
      <style:footer>
        <text:p text:style-name="Footer"><text:tab/><text:tab/>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4T09:36:49.152000000</meta:creation-date>
    <dc:date>2023-01-24T10:13:57.043000000</dc:date>
    <meta:editing-duration>PT6M6S</meta:editing-duration>
    <meta:editing-cycles>2</meta:editing-cycles>
    <meta:generator>LibreOffice/7.2.6.2$Windows_X86_64 LibreOffice_project/b0ec3a565991f7569a5a7f5d24fed7f52653d754</meta:generator>
    <meta:document-statistic meta:table-count="0" meta:image-count="0" meta:object-count="0" meta:page-count="3" meta:paragraph-count="59" meta:word-count="352" meta:character-count="2243" meta:non-whitespace-character-count="1884"/>
  </office:meta>
</office:document-meta>
</file>